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6000004F00CEABF93C8605F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c9211e" draw:fill="none" draw:fill-color="#c9211e" draw:textarea-vertical-align="middle"/>
    </style:style>
    <style:style style:name="gr3" style:family="graphic" style:parent-style-name="standard">
      <style:graphic-properties draw:stroke="none" svg:stroke-color="#000000" draw:fill="solid" draw:fill-color="#c9211e" fo:min-height="0.2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9211e"/>
      <style:paragraph-properties fo:text-align="center"/>
    </style:style>
    <style:style style:name="P3" style:family="paragraph">
      <style:text-properties style:use-window-font-color="true" loext:opacity="0%" fo:font-size="6pt" style:font-size-asian="6pt" style:font-size-complex="6pt"/>
    </style:style>
    <style:style style:name="P4" style:family="paragraph">
      <loext:graphic-properties draw:fill="solid" draw:fill-color="#c9211e"/>
      <style:text-properties style:use-window-font-color="true" loext:opacity="0%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88cm" svg:x="1cm" svg:y="8.025cm">
          <draw:image xlink:href="Pictures/1000000000000836000004F00CEABF93C8605FB0.png" xlink:type="simple" xlink:show="embed" xlink:actuate="onLoad" draw:mime-type="image/png">
            <text:p/>
          </draw:image>
        </draw:frame>
        <draw:path draw:style-name="gr2" draw:text-style-name="P2" draw:layer="layout" svg:width="0.689cm" svg:height="0.64cm" draw:transform="rotate (2.9246482275669) translate (16.8909447930384cm 10.388722699925cm)" svg:viewBox="0 0 690 641" svg:d="M389 505c129 26 312-34 301-215-11-166-162-255-304-284-170-35-328 97-364 228-35 126-42 316 85 386 129 72 261-65 398-73l10-17">
          <text:p/>
        </draw:path>
        <draw:path draw:style-name="gr2" draw:text-style-name="P2" draw:layer="layout" svg:width="0.463cm" svg:height="0.486cm" draw:transform="rotate (2.54573724695893) translate (5.43224281249992cm 13.7605453738719cm)" svg:viewBox="0 0 464 487" svg:d="M220 446c160 81 312-133 211-270-78-106-218-244-361-138-146 108-29 271 44 369l117 80 47-1">
          <text:p/>
        </draw:path>
        <draw:frame draw:style-name="gr3" draw:text-style-name="P4" draw:layer="layout" svg:width="5.715cm" svg:height="0.489cm" svg:x="13.382cm" svg:y="13.065cm">
          <draw:text-box>
            <text:p text:style-name="P3"><text:span text:style-name="T1">&lt;path to folder&gt;/Release2023</text:span></text:p>
          </draw:text-box>
        </draw:frame>
        <draw:path draw:style-name="gr2" draw:text-style-name="P2" draw:layer="layout" svg:width="0.355cm" svg:height="0.382cm" draw:transform="rotate (-2.72655335746554) translate (13.7483991142109cm 12.7032339476732cm)" svg:viewBox="0 0 356 383" svg:d="M24 374c128 30 351-6 330-200-15-141-282-277-301-61l-53 121 53 138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4T20:48:02.683705258</dc:date>
    <meta:editing-duration>PT2M35S</meta:editing-duration>
    <meta:editing-cycles>1</meta:editing-cycles>
    <meta:document-statistic meta:object-count="5"/>
    <meta:generator>LibreOffice/7.0.4.2$Linux_X86_64 LibreOffice_project/00$Build-2</meta:generator>
  </office:meta>
</office:document-meta>
</file>